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986c3" officeooo:paragraph-rsid="000986c3"/>
    </style:style>
    <style:style style:name="P2" style:family="paragraph" style:parent-style-name="Preformatted_20_Text">
      <style:paragraph-properties fo:margin-left="2cm" fo:margin-right="0cm" fo:text-indent="0cm" style:auto-text-indent="false"/>
      <style:text-properties fo:color="#000000" loext:opacity="100%" style:font-name="Times New Roman" fo:font-size="12pt" fo:font-weight="bold" officeooo:rsid="001f0cf3" officeooo:paragraph-rsid="000cd150" style:font-size-asian="12pt" style:font-weight-asian="bold" style:font-size-complex="12pt" style:font-weight-complex="bold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left="2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style:font-name="Times New Roman" fo:font-size="12pt" officeooo:paragraph-rsid="000cd150" style:font-size-asian="12pt" style:font-size-complex="12pt" loext:padding="0cm" loext:border="none"/>
    </style:style>
    <style:style style:name="P4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cd150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left="2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0986c3" officeooo:paragraph-rsid="000986c3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2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0b615e" officeooo:paragraph-rsid="000b615e" style:font-size-asian="12pt" style:font-weight-asian="bold" style:font-size-complex="12pt" style:font-weight-complex="bold"/>
    </style:style>
    <style:style style:name="P8" style:family="paragraph" style:parent-style-name="Preformatted_20_Text">
      <loext:graphic-properties draw:fill="none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style:font-name="Times New Roman" fo:font-size="12pt" fo:font-weight="normal" officeooo:paragraph-rsid="000cd150" style:font-size-asian="12pt" style:font-size-complex="12pt"/>
    </style:style>
    <style:style style:name="P9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normal" officeooo:rsid="000986c3" officeooo:paragraph-rsid="000986c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normal" officeooo:rsid="000986c3" officeooo:paragraph-rsid="000e32d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normal" officeooo:rsid="001f0cf3" officeooo:paragraph-rsid="000cd15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normal" officeooo:rsid="001ebced" officeooo:paragraph-rsid="000cd150" style:font-size-asian="12pt" style:font-weight-asian="normal" style:font-size-complex="12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officeooo:paragraph-rsid="000cd150" style:font-size-asian="12pt" style:font-size-complex="12pt"/>
    </style:style>
    <style:style style:name="P14" style:family="paragraph" style:parent-style-name="Preformatted_20_Text">
      <loext:graphic-properties draw:fill="none" draw:fill-color="#ffffff"/>
      <style:paragraph-properties fo:margin-left="2cm" fo:margin-right="0cm" fo:margin-top="0cm" fo:margin-bottom="0cm" style:contextual-spacing="false" fo:text-indent="0cm" style:auto-text-indent="false" fo:background-color="transparent" fo:padding="0cm" fo:border="none"/>
      <style:text-properties style:font-name="Times New Roman" fo:font-size="12pt" officeooo:paragraph-rsid="000cd150" style:font-size-asian="12pt" style:font-size-complex="12pt"/>
    </style:style>
    <style:style style:name="P15" style:family="paragraph" style:parent-style-name="Standard">
      <style:paragraph-properties fo:margin-left="2cm" fo:margin-right="0cm" fo:text-indent="0cm" style:auto-text-indent="false"/>
      <style:text-properties style:font-name="Times New Roman" fo:font-size="12pt" officeooo:rsid="000986c3" officeooo:paragraph-rsid="000986c3" style:font-size-asian="12pt" style:font-size-complex="12pt"/>
    </style:style>
    <style:style style:name="P16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bold" officeooo:rsid="000b615e" officeooo:paragraph-rsid="000b615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bold" officeooo:rsid="001ebced" officeooo:paragraph-rsid="000cd15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bold" officeooo:rsid="001f0cf3" officeooo:paragraph-rsid="000cd15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cm" fo:margin-right="0cm" fo:text-indent="0cm" style:auto-text-indent="false"/>
      <style:text-properties style:font-name="Times New Roman" fo:font-size="12pt" fo:font-weight="bold" officeooo:rsid="000986c3" officeooo:paragraph-rsid="000986c3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left="2cm" fo:margin-right="0cm" fo:text-indent="0cm" style:auto-text-indent="false"/>
      <style:text-properties style:font-name="Times New Roman" fo:font-size="12pt" fo:font-weight="normal" officeooo:paragraph-rsid="000cd150"/>
    </style:style>
    <style:style style:name="P21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Preformatted_20_Text">
      <style:paragraph-properties fo:margin-left="2cm" fo:margin-right="0cm" fo:text-indent="0cm" style:auto-text-indent="false"/>
      <style:text-properties style:font-name="Times New Roman" fo:font-size="12pt" fo:font-weight="normal" officeooo:rsid="001ebced" officeooo:paragraph-rsid="000cd150" style:font-size-asian="12pt" style:font-weight-asian="normal" style:font-size-complex="12pt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cf3" style:font-weight-asian="bold" style:font-weight-complex="bold"/>
    </style:style>
    <style:style style:name="T3" style:family="text">
      <style:text-properties officeooo:rsid="001f0cf3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fo:letter-spacing="normal" fo:font-style="normal" loext:padding="0cm" loext:border="none"/>
    </style:style>
    <style:style style:name="T6" style:family="text">
      <style:text-properties fo:font-variant="normal" fo:text-transform="none" fo:color="#000000" loext:opacity="100%" fo:letter-spacing="normal" fo:font-style="normal" officeooo:rsid="001f0cf3" loext:padding="0cm" loext:border="none"/>
    </style:style>
    <style:style style:name="T7" style:family="text">
      <style:text-properties fo:font-variant="normal" fo:text-transform="none" fo:color="#000000" loext:opacity="100%" fo:letter-spacing="normal" fo:font-style="normal" officeooo:rsid="001ebce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monospace" fo:font-size="10.5pt" fo:letter-spacing="normal" fo:font-style="normal"/>
    </style:style>
    <style:style style:name="T9" style:family="text">
      <style:text-properties fo:font-variant="normal" fo:text-transform="none" fo:color="#000000" loext:opacity="100%" style:font-name="Times New Roman" fo:font-size="10.5pt" fo:letter-spacing="normal" fo:font-style="normal"/>
    </style:style>
    <style:style style:name="T10" style:family="text">
      <style:text-properties fo:font-variant="normal" fo:text-transform="none" fo:color="#000000" loext:opacity="100%" style:font-name="Times New Roman" fo:letter-spacing="normal" fo:font-style="normal" style:font-size-asian="12pt" style:font-size-complex="12pt"/>
    </style:style>
    <style:style style:name="T11" style:family="text">
      <style:text-properties officeooo:rsid="000e32d5"/>
    </style:style>
    <style:style style:name="T12" style:family="text">
      <style:text-properties officeooo:rsid="0010c2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#<text:span text:style-name="T1"> Write a python program to demonstrate inheritance </text:span></text:p>
      <text:p text:style-name="P19"/>
      <text:p text:style-name="P19"># Single inheritance </text:p>
      <text:p text:style-name="P19"/>
      <text:p text:style-name="P9">class Country:</text:p>
      <text:p text:style-name="P9"><text:s text:c="4"/>def __init__(self, name):</text:p>
      <text:p text:style-name="P9"><text:s text:c="8"/>self.name = name</text:p>
      <text:p text:style-name="P9"/>
      <text:p text:style-name="P9"><text:s text:c="4"/>def display_country_name(self):</text:p>
      <text:p text:style-name="P9"><text:s text:c="8"/>print("Country:", self.name)</text:p>
      <text:p text:style-name="P9"/>
      <text:p text:style-name="P9">class State(Country):</text:p>
      <text:p text:style-name="P9"><text:s text:c="4"/>def __init__(self, name, state_name):</text:p>
      <text:p text:style-name="P9"><text:s text:c="8"/>super().__init__(name)</text:p>
      <text:p text:style-name="P9"><text:s text:c="8"/>self.state_name = state_name</text:p>
      <text:p text:style-name="P9"/>
      <text:p text:style-name="P9"><text:s text:c="4"/>def display_state_name(self):</text:p>
      <text:p text:style-name="P9"><text:s text:c="8"/>print("State:", self.state_name)</text:p>
      <text:p text:style-name="P9"><text:span text:style-name="T11">state</text:span> = State("India", "Maharashtra")</text:p>
      <text:p text:style-name="P9"/>
      <text:p text:style-name="P10"><text:span text:style-name="T11">state</text:span>.display_country_name() <text:s text:c="2"/></text:p>
      <text:p text:style-name="P10"><text:span text:style-name="T11">state</text:span>.display_state_name() <text:s text:c="3"/></text:p>
      <text:p text:style-name="P19"/>
      <text:p text:style-name="P19">OUTPUT</text:p>
      <text:p text:style-name="P19"/>
      <text:p text:style-name="P6">Country: India</text:p>
      <text:p text:style-name="P5">State: Maharashtr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# Hybrid Inheritance </text:p>
      <text:p text:style-name="P19"/>
      <text:p text:style-name="P9">class Vehicle:</text:p>
      <text:p text:style-name="P9"><text:s text:c="4"/>def __init__(self, brand):</text:p>
      <text:p text:style-name="P9"><text:s text:c="8"/>self.brand = brand</text:p>
      <text:p text:style-name="P9"/>
      <text:p text:style-name="P9"><text:s text:c="4"/>def start_engine(self):</text:p>
      <text:p text:style-name="P9"><text:s text:c="8"/>print(f"{self.brand} vehicle engine started")</text:p>
      <text:p text:style-name="P9"/>
      <text:p text:style-name="P9">class Car(Vehicle):</text:p>
      <text:p text:style-name="P9"><text:s text:c="4"/>def drive(self):</text:p>
      <text:p text:style-name="P9"><text:s text:c="8"/>print(f"{self.brand} car is driving")</text:p>
      <text:p text:style-name="P9"/>
      <text:p text:style-name="P9">class Boat(Vehicle):</text:p>
      <text:p text:style-name="P9"><text:s text:c="4"/>def sail(self):</text:p>
      <text:p text:style-name="P9"><text:s text:c="8"/>print(f"{self.brand} boat is sailing")</text:p>
      <text:p text:style-name="P9"/>
      <text:p text:style-name="P9">class HybridVehicle(Car, Boat):</text:p>
      <text:p text:style-name="P9"><text:s text:c="4"/>def __init__(self, brand):</text:p>
      <text:p text:style-name="P9"><text:s text:c="8"/>Car.__init__(self, brand)</text:p>
      <text:p text:style-name="P9"><text:s text:c="8"/>Boat.__init__(self, brand)</text:p>
      <text:p text:style-name="P9"/>
      <text:p text:style-name="P9"><text:s text:c="4"/>def hybrid_function(self):</text:p>
      <text:p text:style-name="P9"><text:s text:c="8"/>print(f"{self.brand} hybrid vehicle is doing a special function")</text:p>
      <text:p text:style-name="P9"/>
      <text:p text:style-name="P9">hybrid_vehicle = HybridVehicle("Dhoom")</text:p>
      <text:p text:style-name="P9"/>
      <text:p text:style-name="P9"># Methods from Car class</text:p>
      <text:p text:style-name="P9">hybrid_vehicle.start_engine()</text:p>
      <text:p text:style-name="P9">hybrid_vehicle.drive()</text:p>
      <text:p text:style-name="P9"/>
      <text:p text:style-name="P9"># Methods from Boat class</text:p>
      <text:p text:style-name="P9">hybrid_vehicle.start_engine()</text:p>
      <text:p text:style-name="P9">hybrid_vehicle.sail()</text:p>
      <text:p text:style-name="P9"/>
      <text:p text:style-name="P9">hybrid_vehicle.hybrid_function()</text:p>
      <text:p text:style-name="P9"/>
      <text:p text:style-name="P16">OUTPUT</text:p>
      <text:p text:style-name="P16"/>
      <text:p text:style-name="P7">Dhoom vehicle engine started</text:p>
      <text:p text:style-name="P5">Dhoom car is driving</text:p>
      <text:p text:style-name="P5">Dhoom vehicle engine started</text:p>
      <text:p text:style-name="P5">Dhoom boat is sailing</text:p>
      <text:p text:style-name="P5">Dhoom hybrid vehicle is doing a special function</text:p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#<text:span text:style-name="T1">Multiple Inheritance</text:span></text:p>
      <text:p text:style-name="P12">class Person:</text:p>
      <text:p text:style-name="P12"><text:s text:c="4"/>def __init__(self, name, age, gender):</text:p>
      <text:p text:style-name="P12"><text:s text:c="8"/>self.name = name</text:p>
      <text:p text:style-name="P12"><text:s text:c="8"/>self.age = age</text:p>
      <text:p text:style-name="P12"><text:s text:c="8"/>self.gender = gender</text:p>
      <text:p text:style-name="P12"><text:s text:c="4"/></text:p>
      <text:p text:style-name="P12"><text:s text:c="4"/>def supertest(self):</text:p>
      <text:p text:style-name="P12"><text:s text:c="8"/>print("class person")</text:p>
      <text:p text:style-name="P12"/>
      <text:p text:style-name="P12"><text:s text:c="4"/>def display_personal_info(self):</text:p>
      <text:p text:style-name="P12"><text:s text:c="8"/>print(f"\nPersonal Information:\n"</text:p>
      <text:p text:style-name="P12"><text:s text:c="14"/>f"Name: {self.name}\n"</text:p>
      <text:p text:style-name="P12"><text:s text:c="14"/>f"Age: {self.age}\n"</text:p>
      <text:p text:style-name="P12"><text:s text:c="14"/>f"Gender: {self.gender}")</text:p>
      <text:p text:style-name="P12"/>
      <text:p text:style-name="P12">class ContactInfo:</text:p>
      <text:p text:style-name="P12"><text:s text:c="4"/>def __init__(self, email, phone_number):</text:p>
      <text:p text:style-name="P12"><text:s text:c="8"/>self.email = email</text:p>
      <text:p text:style-name="P12"><text:s text:c="8"/>self.phone_number = phone_number</text:p>
      <text:p text:style-name="P12"><text:s text:c="4"/>def supertest(self):</text:p>
      <text:p text:style-name="P12"><text:s text:c="8"/>print("class conttactinfo")</text:p>
      <text:p text:style-name="P12"><text:s text:c="4"/>def display_contact_info(self):</text:p>
      <text:p text:style-name="P12"><text:s text:c="8"/>print(f"\nContact Information:\n"</text:p>
      <text:p text:style-name="P12"><text:s text:c="14"/>f"Email: {self.email}\n"</text:p>
      <text:p text:style-name="P12"><text:s text:c="14"/>f"Phone Number: {self.phone_number}")</text:p>
      <text:p text:style-name="P12"/>
      <text:p text:style-name="P12">class Employee( ContactInfo,Person):</text:p>
      <text:p text:style-name="P12"><text:s text:c="4"/>def __init__(self, name, age, gender, employee_id, department, email, phone_number):</text:p>
      <text:p text:style-name="P12"><text:s text:c="8"/>Person.__init__(self, name, age, gender)</text:p>
      <text:p text:style-name="P12"><text:s text:c="8"/>ContactInfo.__init__(self, email, phone_number)</text:p>
      <text:p text:style-name="P12"><text:s text:c="8"/>self.employee_id = employee_id</text:p>
      <text:p text:style-name="P12"><text:s text:c="8"/>self.department = department</text:p>
      <text:p text:style-name="P12"/>
      <text:p text:style-name="P12"><text:s text:c="4"/>def display_employee_info(self):</text:p>
      <text:p text:style-name="P12"><text:s text:c="8"/>print(f"\nEmployee Information:\n"</text:p>
      <text:p text:style-name="P12"><text:s text:c="14"/>f"Employee ID: {self.employee_id}\n"</text:p>
      <text:p text:style-name="P12"><text:s text:c="14"/>f"Department: {self.department}")</text:p>
      <text:p text:style-name="P12"><text:s text:c="8"/>super().supertest()</text:p>
      <text:p text:style-name="P12"/>
      <text:p text:style-name="P12">class Customer(Person, ContactInfo):</text:p>
      <text:p text:style-name="P12"><text:s text:c="4"/>def __init__(self, name, age, gender, customer_id, email, phone_number):</text:p>
      <text:p text:style-name="P12"><text:s text:c="8"/>Person.__init__(self, name, age, gender)</text:p>
      <text:p text:style-name="P12"><text:s text:c="8"/>ContactInfo.__init__(self, email, phone_number)</text:p>
      <text:p text:style-name="P12"><text:s text:c="8"/>self.customer_id = customer_id</text:p>
      <text:p text:style-name="P12"><text:s text:c="7"/></text:p>
      <text:p text:style-name="P12"/>
      <text:p text:style-name="P12"><text:s text:c="4"/>def display_customer_info(self):</text:p>
      <text:p text:style-name="P12"><text:s text:c="8"/>print(f"\nCustomer Information:\n"</text:p>
      <text:p text:style-name="P12"><text:soft-page-break/><text:s text:c="14"/>f"Customer ID: {self.customer_id}")</text:p>
      <text:p text:style-name="P12"><text:s text:c="8"/>super().supertest()</text:p>
      <text:p text:style-name="P12"/>
      <text:p text:style-name="P12"># Create instances of the derived classes</text:p>
      <text:p text:style-name="P12">employee1 = Employee("John Doe", 30, "Male", "E123", "IT", "john@example.com", "123-456-7890")</text:p>
      <text:p text:style-name="P12">customer1 = Customer("Alice Smith", 25, "Female", "C456", "alice@example.com", "987-654-3210")</text:p>
      <text:p text:style-name="P12"/>
      <text:p text:style-name="P12"># Display information about the employee and customer</text:p>
      <text:p text:style-name="P12">employee1.display_personal_info()</text:p>
      <text:p text:style-name="P12">employee1.display_contact_info()</text:p>
      <text:p text:style-name="P12">employee1.display_employee_info()</text:p>
      <text:p text:style-name="P12"/>
      <text:p text:style-name="P12">customer1.display_personal_info()</text:p>
      <text:p text:style-name="P12">customer1.display_contact_info()</text:p>
      <text:p text:style-name="P12">customer1.display_customer_info()</text:p>
      <text:p text:style-name="P12"/>
      <text:p text:style-name="P17">OUTPUT</text:p>
      <text:p text:style-name="P17"/>
      <text:p text:style-name="P20"><text:span text:style-name="T7"><text:tab/></text:span><text:span text:style-name="T10">Personal Information:</text:span></text:p>
      <text:p text:style-name="P5">Name: Mayuri</text:p>
      <text:p text:style-name="P5">Age: 20</text:p>
      <text:p text:style-name="P5">Gender: female</text:p>
      <text:p text:style-name="P23"/>
      <text:p text:style-name="P5">Contact Information:</text:p>
      <text:p text:style-name="P5">Email: mayuri@gmail.com</text:p>
      <text:p text:style-name="P5">Phone Number: 77099xxxxx</text:p>
      <text:p text:style-name="P23"/>
      <text:p text:style-name="P5">Employee Information:</text:p>
      <text:p text:style-name="P5">Employee ID: A123</text:p>
      <text:p text:style-name="P5">Department: IT</text:p>
      <text:p text:style-name="P5">class conttactinfo</text:p>
      <text:p text:style-name="P23"/>
      <text:p text:style-name="P5">Personal Information:</text:p>
      <text:p text:style-name="P5">Name: Minal</text:p>
      <text:p text:style-name="P5">Age: 20</text:p>
      <text:p text:style-name="P5">Gender: female</text:p>
      <text:p text:style-name="P23"/>
      <text:p text:style-name="P5">Contact Information:</text:p>
      <text:p text:style-name="P5">Email: minal@gmail.com</text:p>
      <text:p text:style-name="P5">Phone Number: 80804xxxxx</text:p>
      <text:p text:style-name="P23"/>
      <text:p text:style-name="P5">Customer Information:</text:p>
      <text:p text:style-name="P5">Customer ID: A456</text:p>
      <text:p text:style-name="P5">class person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/>
      <text:p text:style-name="P12"><text:soft-page-break/><text:span text:style-name="T3"># </text:span><text:span text:style-name="T2">Hierarchical Inheritance <text:s/></text:span></text:p>
      <text:p text:style-name="P11">class Device:</text:p>
      <text:p text:style-name="P11"><text:s text:c="4"/>def __init__(self, brand, model, year):</text:p>
      <text:p text:style-name="P11"><text:s text:c="8"/>self.brand = brand</text:p>
      <text:p text:style-name="P11"><text:s text:c="8"/>self.model = model</text:p>
      <text:p text:style-name="P11"><text:s text:c="8"/>self.year = year</text:p>
      <text:p text:style-name="P11"><text:s text:c="8"/>self.is_powered_on = False</text:p>
      <text:p text:style-name="P12"/>
      <text:p text:style-name="P11"><text:s text:c="4"/>def power_on(self):</text:p>
      <text:p text:style-name="P11"><text:s text:c="8"/>if not self.is_powered_on:</text:p>
      <text:p text:style-name="P11"><text:s text:c="12"/>print(f"{self.brand} {self.model} is now powered on.")</text:p>
      <text:p text:style-name="P11"><text:s text:c="12"/>self.is_powered_on = True</text:p>
      <text:p text:style-name="P11"><text:s text:c="8"/>else:</text:p>
      <text:p text:style-name="P11"><text:s text:c="12"/>print(f"{self.brand} {self.model} is already powered on.")</text:p>
      <text:p text:style-name="P12"/>
      <text:p text:style-name="P11"><text:s text:c="4"/>def power_off(self):</text:p>
      <text:p text:style-name="P11"><text:s text:c="8"/>if self.is_powered_on:</text:p>
      <text:p text:style-name="P11"><text:s text:c="12"/>print(f"{self.brand} {self.model} is now powered off.")</text:p>
      <text:p text:style-name="P11"><text:s text:c="12"/>self.is_powered_on = False</text:p>
      <text:p text:style-name="P11"><text:s text:c="8"/>else:</text:p>
      <text:p text:style-name="P11"><text:s text:c="12"/>print(f"{self.brand} {self.model} is already powered off.")</text:p>
      <text:p text:style-name="P12"/>
      <text:p text:style-name="P11"><text:s text:c="4"/>def display_info(self):</text:p>
      <text:p text:style-name="P11"><text:s text:c="8"/>print(f"\nDevice Information:\n"</text:p>
      <text:p text:style-name="P11"><text:s text:c="14"/>f"Brand: {self.brand}\n"</text:p>
      <text:p text:style-name="P11"><text:s text:c="14"/>f"Model: {self.model}\n"</text:p>
      <text:p text:style-name="P11"><text:s text:c="14"/>f"Year: {self.year}\n"</text:p>
      <text:p text:style-name="P11"><text:s text:c="14"/>f"Powered On: {'Yes' if self.is_powered_on else 'No'}")</text:p>
      <text:p text:style-name="P12"/>
      <text:p text:style-name="P11">class Smartphone(Device):</text:p>
      <text:p text:style-name="P11"><text:s text:c="4"/>def __init__(self, brand, model, year, os):</text:p>
      <text:p text:style-name="P11"><text:s text:c="8"/>super().__init__(brand, model, year)</text:p>
      <text:p text:style-name="P11"><text:s text:c="8"/>self.os = os</text:p>
      <text:p text:style-name="P11"><text:s text:c="8"/>self.has_mobile_network = False</text:p>
      <text:p text:style-name="P12"/>
      <text:p text:style-name="P11"><text:s text:c="4"/>def enable_mobile_network(self):</text:p>
      <text:p text:style-name="P11"><text:s text:c="8"/>if not self.has_mobile_network:</text:p>
      <text:p text:style-name="P11"><text:s text:c="12"/>print(f"{self.brand} {self.model} now has mobile network enabled.")</text:p>
      <text:p text:style-name="P11"><text:s text:c="12"/>self.has_mobile_network = True</text:p>
      <text:p text:style-name="P11"><text:s text:c="8"/>else:</text:p>
      <text:p text:style-name="P11"><text:s text:c="12"/>print(f"Mobile network is already enabled on {self.brand} {self.model}.")</text:p>
      <text:p text:style-name="P12"/>
      <text:p text:style-name="P11"><text:s text:c="4"/>def display_info(self):</text:p>
      <text:p text:style-name="P11"><text:s text:c="8"/>super().display_info()</text:p>
      <text:p text:style-name="P11"><text:s text:c="8"/>print(f"Operating System: {self.os}\n"</text:p>
      <text:p text:style-name="P11"><text:s text:c="14"/>f"Mobile Network: {'Yes' if self.has_mobile_network else 'No'}")</text:p>
      <text:p text:style-name="P12"/>
      <text:p text:style-name="P11">class Laptop(Device):</text:p>
      <text:p text:style-name="P11"><text:s text:c="4"/>def __init__(self, brand, model, year, operating_system):</text:p>
      <text:p text:style-name="P11"><text:s text:c="8"/>super().__init__(brand, model, year)</text:p>
      <text:p text:style-name="P11"><text:soft-page-break/><text:s text:c="8"/>self.operating_system = operating_system</text:p>
      <text:p text:style-name="P11"><text:s text:c="8"/>self.is_touchscreen = False</text:p>
      <text:p text:style-name="P12"/>
      <text:p text:style-name="P11"><text:s text:c="4"/>def enable_touchscreen(self):</text:p>
      <text:p text:style-name="P11"><text:s text:c="8"/>if not self.is_touchscreen:</text:p>
      <text:p text:style-name="P11"><text:s text:c="12"/>print(f"{self.brand} {self.model} now has touchscreen enabled.")</text:p>
      <text:p text:style-name="P11"><text:s text:c="12"/>self.is_touchscreen = True</text:p>
      <text:p text:style-name="P11"><text:s text:c="8"/>else:</text:p>
      <text:p text:style-name="P11"><text:s text:c="12"/>print(f"Touchscreen is already enabled on {self.brand} {self.model}.")</text:p>
      <text:p text:style-name="P12"/>
      <text:p text:style-name="P11"><text:s text:c="4"/>def display_info(self):</text:p>
      <text:p text:style-name="P11"><text:s text:c="8"/>super().display_info()</text:p>
      <text:p text:style-name="P11"><text:s text:c="8"/>print(f"Operating System: {self.operating_system}\n"</text:p>
      <text:p text:style-name="P11"><text:s text:c="14"/>f"Touchscreen: {'Yes' if self.is_touchscreen else 'No'}")</text:p>
      <text:p text:style-name="P12"/>
      <text:p text:style-name="P11"># Create instances of the derived classes</text:p>
      <text:p text:style-name="P11">smartphone1 = Smartphone("Samsung", "Galaxy S20", 2021, "Android")</text:p>
      <text:p text:style-name="P11">laptop1 = Laptop("Dell", "XPS 13", 2022, "Windows")</text:p>
      <text:p text:style-name="P12"/>
      <text:p text:style-name="P11"># Display information about the devices</text:p>
      <text:p text:style-name="P11">smartphone1.display_info()</text:p>
      <text:p text:style-name="P11">laptop1.display_info()</text:p>
      <text:p text:style-name="P12"/>
      <text:p text:style-name="P11"># Power on and off the devices</text:p>
      <text:p text:style-name="P11">smartphone1.power_on()</text:p>
      <text:p text:style-name="P11">laptop1.power_on()</text:p>
      <text:p text:style-name="P11">smartphone1.power_off()</text:p>
      <text:p text:style-name="P11">laptop1.power_off()</text:p>
      <text:p text:style-name="P12"/>
      <text:p text:style-name="P18">OUTPUT</text:p>
      <text:p text:style-name="P18"/>
      <text:p text:style-name="P2">Device Information:</text:p>
      <text:p text:style-name="P3">Brand: Samsung</text:p>
      <text:p text:style-name="P3">Model: Galaxy S20</text:p>
      <text:p text:style-name="P3">Year: 2021</text:p>
      <text:p text:style-name="P3">Powered On: No</text:p>
      <text:p text:style-name="P3">Operating System: Android</text:p>
      <text:p text:style-name="P3">Mobile Network: No</text:p>
      <text:p text:style-name="P14"/>
      <text:p text:style-name="P3">Device Information:</text:p>
      <text:p text:style-name="P3">Brand: Dell</text:p>
      <text:p text:style-name="P3">Model: XPS 13</text:p>
      <text:p text:style-name="P3">Year: 2022</text:p>
      <text:p text:style-name="P3">Powered On: No</text:p>
      <text:p text:style-name="P3">Operating System: Windows</text:p>
      <text:p text:style-name="P3">Touchscreen: No</text:p>
      <text:p text:style-name="P3">Samsung Galaxy S20 is now powered on.</text:p>
      <text:p text:style-name="P3">Dell XPS 13 is now powered on.</text:p>
      <text:p text:style-name="P3">Samsung Galaxy S20 is now powered off.</text:p>
      <text:p text:style-name="P8"><text:span text:style-name="T5">Dell XPS 13 is now powered off.</text:span><text:span text:style-name="T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86c3" officeooo:paragraph-rsid="000986c3"/>
    </style:style>
    <style:style style:name="MT1" style:family="text">
      <style:text-properties officeooo:rsid="0010c2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– <text:span text:style-name="MT1">11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24-02-20T16:42:14.727000000</meta:print-date>
    <dc:date>2024-02-20T16:43:42.123000000</dc:date>
    <meta:editing-duration>PT19M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6" meta:paragraph-count="214" meta:word-count="644" meta:character-count="6988" meta:non-whitespace-character-count="5630"/>
  </office:meta>
</office:document-meta>
</file>